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B000003A1E7C94C48A763438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3.94cm" svg:height="13.37cm" draw:z-index="0">
        <draw:image xlink:href="Pictures/100000010000067B000003A1E7C94C48A763438A.png" xlink:type="simple" xlink:show="embed" xlink:actuate="onLoad" draw:mime-type="image/png"/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7:14.196389394</meta:creation-date>
    <dc:date>2024-04-10T17:01:04.653527270</dc:date>
    <meta:editing-duration>PT3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